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bold" fo:font-family="Arial" style:font-family-asian="Arial" style:font-family-complex="Arial" fo:background-color="transparent" fo:color="#000000" fo:font-style="italic"/>
    </style:style>
    <style:style style:name="T4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9.00pt" fo:font-weight="bold" fo:font-family="Arial" style:font-family-asian="Arial" style:font-family-complex="Arial" fo:background-color="transparent" style:use-window-font-color="true" fo:font-style="italic"/>
    </style:style>
    <style:style style:name="T14" style:family="text">
      <style:text-properties fo:font-size="10.00pt" fo:font-weight="bold" fo:font-family="Arial" style:font-family-asian="Arial" style:font-family-complex="Arial" fo:background-color="transparent" fo:color="#000000" fo:font-style="italic"/>
    </style:style>
    <style:style style:name="T15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9.00pt" fo:font-weight="bold" fo:font-family="Arial" style:font-family-asian="Arial" style:font-family-complex="Arial" fo:background-color="transparent" style:use-window-font-color="true" fo:font-style="italic"/>
    </style:style>
    <style:style style:name="T25" style:family="text">
      <style:text-properties fo:font-size="10.00pt" fo:font-weight="bold" fo:font-family="Arial" style:font-family-asian="Arial" style:font-family-complex="Arial" fo:background-color="transparent" fo:color="#000000" fo:font-style="italic"/>
    </style:style>
    <style:style style:name="T26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9.00pt" fo:font-weight="bold" fo:font-family="Arial" style:font-family-asian="Arial" style:font-family-complex="Arial" fo:background-color="transparent" style:use-window-font-color="true" fo:font-style="italic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bold" fo:font-family="Arial" style:font-family-asian="Arial" style:font-family-complex="Arial" fo:background-color="transparent" fo:color="#000000" fo:font-style="italic"/>
    </style:style>
    <style:style style:name="T38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00pt" fo:font-weight="bold" fo:font-family="Arial" style:font-family-asian="Arial" style:font-family-complex="Arial" fo:background-color="transparent" fo:color="#000000" fo:font-style="italic"/>
    </style:style>
    <style:style style:name="T49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51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53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55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57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0.00pt" fo:font-weight="bold" fo:font-family="Arial" style:font-family-asian="Arial" style:font-family-complex="Arial" fo:background-color="transparent" fo:color="#000000" fo:font-style="italic"/>
    </style:style>
    <style:style style:name="T60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63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65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67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69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bold" fo:font-family="Arial" style:font-family-asian="Arial" style:font-family-complex="Arial" fo:background-color="transparent" fo:color="#000000" fo:font-style="italic"/>
    </style:style>
    <style:style style:name="T72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76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78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80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82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0.00pt" fo:font-weight="bold" fo:font-family="Arial" style:font-family-asian="Arial" style:font-family-complex="Arial" fo:background-color="transparent" fo:color="#000000" fo:font-style="italic"/>
    </style:style>
    <style:style style:name="T85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88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90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92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94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0.00pt" fo:font-weight="bold" fo:font-family="Arial" style:font-family-asian="Arial" style:font-family-complex="Arial" fo:background-color="transparent" fo:color="#000000" fo:font-style="italic"/>
    </style:style>
    <style:style style:name="T96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98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9.00pt" fo:font-weight="normal" fo:font-family="Arial" style:font-family-asian="Arial" style:font-family-complex="Arial" fo:background-color="transparent" fo:color="#000000" fo:font-style="italic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top="7.00pt" fo:margin-bottom="6.00pt"/>
    </style:style>
    <style:style style:name="P3" style:family="paragraph">
      <style:paragraph-properties fo:line-height="115.00%" fo:text-align="left" fo:margin-bottom="7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bottom="14.15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bottom="14.15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bottom="14.15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bottom="14.15pt"/>
    </style:style>
    <style:style style:name="P12" style:family="paragraph">
      <style:paragraph-properties fo:line-height="100.00%" fo:text-align="left" fo:margin-top="7.00pt" fo:margin-bottom="6.00pt"/>
    </style:style>
    <style:style style:name="P13" style:family="paragraph">
      <style:paragraph-properties fo:line-height="115.00%" fo:text-align="left" fo:margin-bottom="7.0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bottom="14.15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bottom="14.15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bottom="14.15p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bottom="14.15pt"/>
    </style:style>
    <style:style style:name="P22" style:family="paragraph">
      <style:paragraph-properties fo:line-height="100.00%" fo:text-align="left" fo:margin-top="7.00pt" fo:margin-bottom="6.00pt"/>
    </style:style>
    <style:style style:name="P23" style:family="paragraph">
      <style:paragraph-properties fo:line-height="115.00%" fo:text-align="left" fo:margin-bottom="7.00p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bottom="14.15p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bottom="14.15p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bottom="14.15p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bottom="14.15p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top="7.00pt" fo:margin-bottom="6.00pt"/>
    </style:style>
    <style:style style:name="P34" style:family="paragraph">
      <style:paragraph-properties fo:line-height="115.00%" fo:text-align="left" fo:margin-bottom="7.00pt"/>
    </style:style>
    <style:style style:name="P35" style:family="paragraph">
      <style:paragraph-properties fo:line-height="115.00%" fo:text-align="left" fo:margin-bottom="7.00p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bottom="14.15pt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bottom="14.15pt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bottom="14.15p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bottom="14.15pt"/>
    </style:style>
    <style:style style:name="P44" style:family="paragraph">
      <style:paragraph-properties fo:line-height="100.00%" fo:text-align="left" fo:margin-top="7.00pt" fo:margin-bottom="6.00pt"/>
    </style:style>
    <style:style style:name="P45" style:family="paragraph">
      <style:paragraph-properties fo:line-height="100.00%" fo:text-align="left" fo:margin-top="7.00pt" fo:margin-bottom="6.00pt"/>
    </style:style>
    <style:style style:name="P46" style:family="paragraph">
      <style:paragraph-properties fo:line-height="115.00%" fo:text-align="left" fo:margin-bottom="7.00pt"/>
    </style:style>
    <style:style style:name="P47" style:family="paragraph">
      <style:paragraph-properties fo:line-height="115.00%" fo:text-align="left" fo:margin-bottom="7.00pt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bottom="14.15pt"/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bottom="14.15pt"/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bottom="14.15pt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bottom="14.15pt"/>
    </style:style>
    <style:style style:name="P56" style:family="paragraph">
      <style:paragraph-properties fo:line-height="100.00%" fo:text-align="left" fo:margin-top="7.00pt" fo:margin-bottom="6.00pt"/>
    </style:style>
    <style:style style:name="P57" style:family="paragraph">
      <style:paragraph-properties fo:line-height="100.00%" fo:text-align="left" fo:margin-top="7.00pt" fo:margin-bottom="6.00pt"/>
    </style:style>
    <style:style style:name="P58" style:family="paragraph">
      <style:paragraph-properties fo:line-height="115.00%" fo:text-align="left" fo:margin-bottom="7.00pt"/>
    </style:style>
    <style:style style:name="P59" style:family="paragraph">
      <style:paragraph-properties fo:line-height="115.00%" fo:text-align="left" fo:margin-bottom="7.00pt"/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bottom="14.15pt"/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bottom="14.15pt"/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 fo:margin-bottom="14.15pt"/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 fo:margin-bottom="14.15pt"/>
    </style:style>
    <style:style style:name="P68" style:family="paragraph">
      <style:paragraph-properties fo:line-height="100.00%" fo:text-align="left" fo:margin-top="7.00pt" fo:margin-bottom="6.00pt"/>
    </style:style>
    <style:style style:name="P69" style:family="paragraph">
      <style:paragraph-properties fo:line-height="115.00%" fo:text-align="left" fo:margin-bottom="7.00pt"/>
    </style:style>
    <style:style style:name="P70" style:family="paragraph">
      <style:paragraph-properties fo:line-height="115.00%" fo:text-align="left" fo:margin-bottom="7.00pt"/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bottom="14.15pt"/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bottom="14.15pt"/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bottom="14.15pt"/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bottom="14.15pt"/>
    </style:style>
    <style:style style:name="P79" style:family="paragraph">
      <style:paragraph-properties fo:line-height="100.00%" fo:text-align="left" fo:margin-top="7.00pt" fo:margin-bottom="6.00pt"/>
    </style:style>
    <style:style style:name="P80" style:family="paragraph">
      <style:paragraph-properties fo:line-height="100.00%" fo:text-align="left" fo:margin-top="7.00pt" fo:margin-bottom="6.00pt"/>
    </style:style>
    <style:style style:name="P81" style:family="paragraph">
      <style:paragraph-properties fo:line-height="115.00%" fo:text-align="left" fo:margin-bottom="7.00pt"/>
    </style:style>
    <style:style style:name="P82" style:family="paragraph">
      <style:paragraph-properties fo:line-height="115.00%" fo:text-align="left" fo:margin-bottom="7.00pt"/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bottom="14.15pt"/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bottom="14.15pt"/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bottom="14.15pt"/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left" fo:margin-bottom="14.15pt"/>
    </style:style>
    <style:style style:name="P91" style:family="paragraph">
      <style:paragraph-properties fo:line-height="100.00%" fo:text-align="left" fo:margin-top="7.00pt" fo:margin-bottom="6.00pt"/>
    </style:style>
    <style:style style:name="P92" style:family="paragraph">
      <style:paragraph-properties fo:line-height="115.00%" fo:text-align="left" fo:margin-bottom="7.00pt"/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bottom="14.15pt"/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 fo:margin-bottom="14.15pt"/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bottom="14.15pt"/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left" fo:margin-bottom="14.15pt"/>
    </style:style>
    <style:style style:name="P101" style:family="paragraph">
      <style:paragraph-properties fo:line-height="100.00%" fo:text-align="left"/>
    </style:style>
  </office:automatic-styles>
  <office:body>
    <office:text>
      <text:p text:style-name="P1"><text:span text:style-name="T1">LISTE USERS </text:span></text:p>
      <text:p text:style-name="P1"><text:span text:style-name="T2"/></text:p>
      <text:p text:style-name="P2"><text:span text:style-name="T3">Anaïs Despins</text:span></text:p>
      <text:p text:style-name="P3"><text:span text:style-name="T4">9, boulevard d'Alsace <text:line-break/>59000 LILLE </text:span></text:p>
      <text:p text:style-name="P4"><text:span text:style-name="T5">Téléphone </text:span></text:p>
      <text:p text:style-name="P5"><text:span text:style-name="T6">01.56.78.43.93<text:s text:c="2"/></text:span></text:p>
      <text:p text:style-name="P6"><text:span text:style-name="T7">Visa</text:span></text:p>
      <text:p text:style-name="P7"><text:span text:style-name="T8">4539 1593 1309 2658 </text:span></text:p>
      <text:p text:style-name="P8"><text:span text:style-name="T9">Expire </text:span></text:p>
      <text:p text:style-name="P9"><text:span text:style-name="T10">4/2023<text:s text:c="4"/></text:span></text:p>
      <text:p text:style-name="P10"><text:span text:style-name="T11">CVC</text:span></text:p>
      <text:p text:style-name="P11"><text:span text:style-name="T12">092<text:s text:c="2"/></text:span><text:span text:style-name="T13"><text:s text:c="2"/></text:span></text:p>
      <text:p text:style-name="P12"><text:span text:style-name="T14">Éléonore Asselin</text:span></text:p>
      <text:p text:style-name="P13"><text:span text:style-name="T15">29, Chemin Challet<text:line-break/>59000 LILLE </text:span></text:p>
      <text:p text:style-name="P14"><text:span text:style-name="T16">Téléphone </text:span></text:p>
      <text:p text:style-name="P15"><text:span text:style-name="T17">03.88.05.42.57<text:s text:c="2"/></text:span></text:p>
      <text:p text:style-name="P16"><text:span text:style-name="T18">Visa</text:span></text:p>
      <text:p text:style-name="P17"><text:span text:style-name="T19">4929 2911 9298 7563 </text:span></text:p>
      <text:p text:style-name="P18"><text:span text:style-name="T20">Expire </text:span></text:p>
      <text:p text:style-name="P19"><text:span text:style-name="T21">3/2025<text:s text:c="3"/></text:span></text:p>
      <text:p text:style-name="P20"><text:span text:style-name="T22">CVC</text:span></text:p>
      <text:p text:style-name="P21"><text:span text:style-name="T23">572<text:s text:c="2"/></text:span><text:span text:style-name="T24"><text:s text:c="2"/></text:span></text:p>
      <text:p text:style-name="P22"><text:span text:style-name="T25">Elita Quenneville</text:span></text:p>
      <text:p text:style-name="P23"><text:span text:style-name="T26">27, Chemin Challet<text:line-break/>59000 LILLE<text:s text:c="2"/></text:span></text:p>
      <text:p text:style-name="P24"><text:span text:style-name="T27">Téléphone </text:span></text:p>
      <text:p text:style-name="P25"><text:span text:style-name="T28">03.40.10.61.98 </text:span></text:p>
      <text:p text:style-name="P26"><text:span text:style-name="T29">Visa</text:span></text:p>
      <text:p text:style-name="P27"><text:span text:style-name="T30">5392 1701 5112 0249 </text:span></text:p>
      <text:p text:style-name="P28"><text:span text:style-name="T31">Expire </text:span></text:p>
      <text:p text:style-name="P29"><text:span text:style-name="T32">3/2021<text:s text:c="2"/></text:span></text:p>
      <text:p text:style-name="P30"><text:span text:style-name="T33">CVC</text:span></text:p>
      <text:p text:style-name="P31"><text:span text:style-name="T34">018</text:span><text:span text:style-name="T35"><text:s text:c="3"/></text:span></text:p>
      <text:p text:style-name="P32"><text:span text:style-name="T36"/></text:p>
      <text:p text:style-name="P33"><text:span text:style-name="T36"/></text:p>
      <text:p text:style-name="P33"><text:span text:style-name="T36"/></text:p>
      <text:p text:style-name="P33"><text:span text:style-name="T36"/></text:p>
      <text:p text:style-name="P33"><text:span text:style-name="T37">Geoffrey Verreau</text:span></text:p>
      <text:p text:style-name="P34"><text:span text:style-name="T38">8, Avenue des Tuileries<text:line-break/>59113 Seclin</text:span></text:p>
      <text:p text:style-name="P36"><text:span text:style-name="T39">Téléphone </text:span></text:p>
      <text:p text:style-name="P37"><text:span text:style-name="T40">01.80.40.11.26 </text:span></text:p>
      <text:p text:style-name="P38"><text:span text:style-name="T41">MasterCard </text:span></text:p>
      <text:p text:style-name="P39"><text:span text:style-name="T42">5163 6444 7073 0919 </text:span></text:p>
      <text:p text:style-name="P40"><text:span text:style-name="T43">Expire </text:span></text:p>
      <text:p text:style-name="P41"><text:span text:style-name="T44">2/2024 </text:span></text:p>
      <text:p text:style-name="P42"><text:span text:style-name="T45">CVC</text:span></text:p>
      <text:p text:style-name="P43"><text:span text:style-name="T46">833 </text:span></text:p>
      <text:p text:style-name="P44"><text:span text:style-name="T47"/></text:p>
      <text:p text:style-name="P45"><text:span text:style-name="T48">Delmar Dumont</text:span></text:p>
      <text:p text:style-name="P46"><text:span text:style-name="T49">66, Rue St Ferréol<text:line-break/>59113 Seclin</text:span></text:p>
      <text:p text:style-name="P48"><text:span text:style-name="T50">Téléphone </text:span></text:p>
      <text:p text:style-name="P49"><text:span text:style-name="T51">03.45.59.69.12<text:s text:c="2"/></text:span></text:p>
      <text:p text:style-name="P50"><text:span text:style-name="T52">MasterCard </text:span></text:p>
      <text:p text:style-name="P51"><text:span text:style-name="T53">4532 8751 8101 7868 </text:span></text:p>
      <text:p text:style-name="P52"><text:span text:style-name="T54">Expire </text:span></text:p>
      <text:p text:style-name="P53"><text:span text:style-name="T55">8/2024 </text:span></text:p>
      <text:p text:style-name="P54"><text:span text:style-name="T56">CVC</text:span></text:p>
      <text:p text:style-name="P55"><text:span text:style-name="T57">820<text:s text:c="2"/></text:span></text:p>
      <text:p text:style-name="P56"><text:span text:style-name="T58"/></text:p>
      <text:p text:style-name="P57"><text:span text:style-name="T59">Nathalie Gabriaux</text:span></text:p>
      <text:p text:style-name="P58"><text:span text:style-name="T60">13, rue Gouin de Beauchesne<text:line-break/>59680<text:s/></text:span><text:span text:style-name="T61">Wattignies<text:s text:c="2"/></text:span></text:p>
      <text:p text:style-name="P60"><text:span text:style-name="T62">Téléphone </text:span></text:p>
      <text:p text:style-name="P61"><text:span text:style-name="T63">01.62.58.77.00<text:s text:c="2"/></text:span></text:p>
      <text:p text:style-name="P62"><text:span text:style-name="T64">Visa</text:span></text:p>
      <text:p text:style-name="P63"><text:span text:style-name="T65">4929 5131 5748 7382 </text:span></text:p>
      <text:p text:style-name="P64"><text:span text:style-name="T66">Expire </text:span></text:p>
      <text:p text:style-name="P65"><text:span text:style-name="T67">6/2023 </text:span></text:p>
      <text:p text:style-name="P66"><text:span text:style-name="T68">CVC</text:span></text:p>
      <text:p text:style-name="P67"><text:span text:style-name="T69">590<text:s text:c="2"/></text:span></text:p>
      <text:p text:style-name="P67"><text:span text:style-name="T70"/></text:p>
      <text:p text:style-name="P67"><text:span text:style-name="T70"/></text:p>
      <text:p text:style-name="P68"><text:span text:style-name="T71">Charles Margand</text:span></text:p>
      <text:p text:style-name="P69"><text:span text:style-name="T72">13, rue Gouin de Beauchesne<text:line-break/>59680<text:s/></text:span><text:span text:style-name="T73">Wattignies<text:s text:c="2"/></text:span><text:span text:style-name="T74"><text:s text:c="3"/></text:span></text:p>
      <text:p text:style-name="P71"><text:span text:style-name="T75">Téléphone </text:span></text:p>
      <text:p text:style-name="P72"><text:span text:style-name="T76">01.65.89.96.02 </text:span></text:p>
      <text:p text:style-name="P73"><text:span text:style-name="T77">Visa</text:span></text:p>
      <text:p text:style-name="P74"><text:span text:style-name="T78">4556 7288 3650 6226 </text:span></text:p>
      <text:p text:style-name="P75"><text:span text:style-name="T79">Expire </text:span></text:p>
      <text:p text:style-name="P76"><text:span text:style-name="T80">12/2022 </text:span></text:p>
      <text:p text:style-name="P77"><text:span text:style-name="T81">CVC</text:span></text:p>
      <text:p text:style-name="P78"><text:span text:style-name="T82">095<text:s text:c="3"/></text:span></text:p>
      <text:p text:style-name="P79"><text:span text:style-name="T83"/></text:p>
      <text:p text:style-name="P80"><text:span text:style-name="T84">Belisarda De La Vergne</text:span></text:p>
      <text:p text:style-name="P81"><text:span text:style-name="T85">55, boulevard Aristide Briand<text:line-break/></text:span><text:span text:style-name="T86">‎59650 Villeneuve d'Ascq<text:s text:c="2"/></text:span></text:p>
      <text:p text:style-name="P83"><text:span text:style-name="T87">Téléphone </text:span></text:p>
      <text:p text:style-name="P84"><text:span text:style-name="T88">03.48.23.29.74<text:s text:c="2"/></text:span></text:p>
      <text:p text:style-name="P85"><text:span text:style-name="T89">Visa</text:span></text:p>
      <text:p text:style-name="P86"><text:span text:style-name="T90">5469 4131 0379 1255 </text:span></text:p>
      <text:p text:style-name="P87"><text:span text:style-name="T91">Expire </text:span></text:p>
      <text:p text:style-name="P88"><text:span text:style-name="T92">12/2025<text:s text:c="2"/></text:span></text:p>
      <text:p text:style-name="P89"><text:span text:style-name="T93">CVC</text:span></text:p>
      <text:p text:style-name="P90"><text:span text:style-name="T94">892<text:s text:c="4"/></text:span></text:p>
      <text:p text:style-name="P91"><text:span text:style-name="T95">Gilles Collin</text:span></text:p>
      <text:p text:style-name="P92"><text:span text:style-name="T96">34, Rue de la Pompe<text:line-break/>59700 Marc-En-Barouel </text:span></text:p>
      <text:p text:style-name="P93"><text:span text:style-name="T97">Téléphone </text:span></text:p>
      <text:p text:style-name="P94"><text:span text:style-name="T98">03.82.19.05.37<text:s text:c="2"/></text:span></text:p>
      <text:p text:style-name="P95"><text:span text:style-name="T99">Visa</text:span></text:p>
      <text:p text:style-name="P96"><text:span text:style-name="T100">5545 8830 0947 7027 </text:span></text:p>
      <text:p text:style-name="P97"><text:span text:style-name="T101">Expire </text:span></text:p>
      <text:p text:style-name="P98"><text:span text:style-name="T102">2/2024<text:s text:c="3"/></text:span></text:p>
      <text:p text:style-name="P99"><text:span text:style-name="T103">CVC</text:span></text:p>
      <text:p text:style-name="P100"><text:span text:style-name="T104">784<text:s text:c="4"/></text:span></text:p>
      <text:p text:style-name="P101"><text:span text:style-name="T10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